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1231f" officeooo:paragraph-rsid="0002a517"/>
    </style:style>
    <style:style style:name="P2" style:family="paragraph" style:parent-style-name="Standard">
      <style:text-properties fo:language="pl" fo:country="PL" officeooo:rsid="0001231f" officeooo:paragraph-rsid="000cbbdd"/>
    </style:style>
    <style:style style:name="P3" style:family="paragraph" style:parent-style-name="Standard">
      <style:text-properties fo:language="pl" fo:country="PL" officeooo:rsid="0001231f" officeooo:paragraph-rsid="0016e68f"/>
    </style:style>
    <style:style style:name="P4" style:family="paragraph" style:parent-style-name="Standard">
      <style:text-properties fo:language="pl" fo:country="PL" officeooo:rsid="0001231f" officeooo:paragraph-rsid="000fdc35"/>
    </style:style>
    <style:style style:name="P5" style:family="paragraph" style:parent-style-name="Standard">
      <style:text-properties fo:language="pl" fo:country="PL" officeooo:rsid="0001231f" officeooo:paragraph-rsid="00177874"/>
    </style:style>
    <style:style style:name="P6" style:family="paragraph" style:parent-style-name="Standard">
      <style:text-properties fo:language="pl" fo:country="PL" officeooo:rsid="0001231f" officeooo:paragraph-rsid="001823bf"/>
    </style:style>
    <style:style style:name="P7" style:family="paragraph" style:parent-style-name="Standard">
      <style:text-properties fo:language="pl" fo:country="PL" officeooo:paragraph-rsid="0016e68f"/>
    </style:style>
    <style:style style:name="P8" style:family="paragraph" style:parent-style-name="Standard">
      <style:text-properties fo:language="pl" fo:country="PL" officeooo:rsid="000fdc35" officeooo:paragraph-rsid="000fdc35"/>
    </style:style>
    <style:style style:name="P9" style:family="paragraph" style:parent-style-name="Standard">
      <style:text-properties fo:language="pl" fo:country="PL" officeooo:rsid="00177874" officeooo:paragraph-rsid="00177874"/>
    </style:style>
    <style:style style:name="P10" style:family="paragraph" style:parent-style-name="Standard">
      <style:text-properties fo:language="pl" fo:country="PL" officeooo:rsid="0013ee62" officeooo:paragraph-rsid="0013ee62"/>
    </style:style>
    <style:style style:name="P11" style:family="paragraph" style:parent-style-name="Standard">
      <style:text-properties fo:language="pl" fo:country="PL" officeooo:rsid="00133397" officeooo:paragraph-rsid="000e2f55"/>
    </style:style>
    <style:style style:name="P12" style:family="paragraph" style:parent-style-name="Standard">
      <style:text-properties fo:language="pl" fo:country="PL" officeooo:rsid="00117e10" officeooo:paragraph-rsid="000e2f55"/>
    </style:style>
    <style:style style:name="P13" style:family="paragraph" style:parent-style-name="Standard">
      <style:text-properties fo:language="pl" fo:country="PL" officeooo:rsid="000fdc35" officeooo:paragraph-rsid="000fdc35"/>
    </style:style>
    <style:style style:name="P14" style:family="paragraph" style:parent-style-name="Standard">
      <style:text-properties fo:language="pl" fo:country="PL" officeooo:rsid="0002a517" officeooo:paragraph-rsid="0001231f"/>
    </style:style>
    <style:style style:name="P15" style:family="paragraph" style:parent-style-name="Standard">
      <style:text-properties fo:language="pl" fo:country="PL" officeooo:rsid="00041281" officeooo:paragraph-rsid="0002a517"/>
    </style:style>
    <style:style style:name="P16" style:family="paragraph" style:parent-style-name="Standard">
      <style:text-properties fo:language="pl" fo:country="PL" officeooo:rsid="000641c9" officeooo:paragraph-rsid="0002a517"/>
    </style:style>
    <style:style style:name="P17" style:family="paragraph" style:parent-style-name="Standard">
      <style:text-properties fo:language="pl" fo:country="PL" officeooo:rsid="000b2dc8" officeooo:paragraph-rsid="0002a517"/>
    </style:style>
    <style:style style:name="P18" style:family="paragraph" style:parent-style-name="Standard">
      <style:text-properties fo:language="pl" fo:country="PL" officeooo:rsid="000b2dc8" officeooo:paragraph-rsid="000cbbdd"/>
    </style:style>
    <style:style style:name="P19" style:family="paragraph" style:parent-style-name="Standard">
      <style:text-properties fo:language="pl" fo:country="PL" officeooo:rsid="0001231f" officeooo:paragraph-rsid="0002a517"/>
    </style:style>
    <style:style style:name="P20" style:family="paragraph" style:parent-style-name="Standard">
      <style:text-properties fo:language="en" fo:country="US" officeooo:rsid="00041281" officeooo:paragraph-rsid="0002a517"/>
    </style:style>
    <style:style style:name="T1" style:family="text">
      <style:text-properties officeooo:rsid="00093f64"/>
    </style:style>
    <style:style style:name="T2" style:family="text">
      <style:text-properties officeooo:rsid="000cbbdd"/>
    </style:style>
    <style:style style:name="T3" style:family="text">
      <style:text-properties officeooo:rsid="0016e68f"/>
    </style:style>
    <style:style style:name="T4" style:family="text">
      <style:text-properties officeooo:rsid="00177874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ata: 202<text:span text:style-name="T3">3</text:span>.0<text:span text:style-name="T3">5</text:span>.<text:span text:style-name="T3">22</text:span></text:p>
      <text:p text:style-name="P7">źródło: <text:span text:style-name="T3">myśli - mk</text:span></text:p>
      <text:p text:style-name="P7">kategoria: rożne</text:p>
      <text:p text:style-name="P3">aktualizacja: <text:date style:data-style-name="N49" text:date-value="2025-03-17T18:58:50.220102053">2025-03-17</text:date>, <text:time style:data-style-name="N61" text:time-value="2025-03-17T18:58:50.220165546">18:58:17</text:time></text:p>
      <text:p text:style-name="P1"/>
      <text:p text:style-name="P14">Nie patrz na kod, nie patrz jak działa program, ale patrz na wynik</text:p>
      <text:p text:style-name="P14">Arvid Lundervold</text:p>
      <text:p text:style-name="P1"/>
      <text:p text:style-name="P20">Give your studies time that they deserve</text:p>
      <text:p text:style-name="P15">Rachel English</text:p>
      <text:p text:style-name="P1"/>
      <text:p text:style-name="P16">Ucz się codziennie 4-5 nowych komend/słów które wydają ci się przydatne</text:p>
      <text:p text:style-name="P16">Jeremy Howard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58:06.180032343</meta:creation-date>
    <meta:generator>LibreOffice/7.3.7.2$Linux_X86_64 LibreOffice_project/30$Build-2</meta:generator>
    <dc:date>2025-03-17T18:58:50.139111187</dc:date>
    <meta:editing-duration>PT46M24S</meta:editing-duration>
    <meta:editing-cycles>22</meta:editing-cycles>
    <meta:document-statistic meta:table-count="0" meta:image-count="0" meta:object-count="0" meta:page-count="1" meta:paragraph-count="10" meta:word-count="48" meta:character-count="304" meta:non-whitespace-character-count="266"/>
  </office:meta>
</office:document-meta>
</file>